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400000004DE6A59C2.png"/>
  <manifest:file-entry manifest:media-type="image/png" manifest:full-path="Pictures/1000000000000004000000047C5CA535.png"/>
  <manifest:file-entry manifest:media-type="image/png" manifest:full-path="Pictures/1000000000000004000000046C38CAE4.png"/>
  <manifest:file-entry manifest:media-type="image/png" manifest:full-path="Pictures/1000000000000004000000044D5A0D67.png"/>
  <manifest:file-entry manifest:media-type="image/png" manifest:full-path="Pictures/10000000000000040000000488225A6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anx="http://anx.akomantoso.org/1.0">
  <office:scripts/>
  <office:font-face-decls>
    <style:font-face style:name="StarSymbol" svg:font-family="StarSymbol"/>
    <style:font-face style:name="Tahoma1" svg:font-family="Tahoma"/>
    <style:font-face style:name="Times new roman" svg:font-family="'Times new roman'" style:font-adornments="Bold" style:font-family-generic="roman"/>
    <style:font-face style:name="Times new roman1" svg:font-family="'Times new roman'" style:font-adornments="Italic" style:font-family-generic="roman"/>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Sect1" style:family="section">
      <style:section-properties fo:background-color="transparent" text:dont-balance-text-columns="false" anx:BungeniSectionType="body" style:editable="false">
        <style:columns fo:column-count="1" fo:column-gap="0in"/>
        <style:background-image/>
      </style:section-properties>
    </style:style>
    <style:style style:name="Sect2" style:family="section">
      <style:section-properties fo:background-color="transparent" fo:margin-left="0.25in" fo:margin-right="0in" anx:BungeniSectionType="Header" anx:__BungeniMetaEditable="false" style:editable="false">
        <style:columns fo:column-count="1" fo:column-gap="0in"/>
        <style:background-image xlink:href="Pictures/1000000000000004000000047C5CA535.png" xlink:type="simple" xlink:actuate="onLoad" style:filter-name="PNG - Portable Network Graphic"/>
      </style:section-properties>
    </style:style>
    <style:style style:name="Sect3" style:family="section">
      <style:section-properties fo:background-color="transparent" fo:margin-left="0.55in" fo:margin-right="0in" anx:BungeniSectionType="Introduction" anx:__BungeniMetaEditable="false" style:editable="false">
        <style:columns fo:column-count="1" fo:column-gap="0in"/>
        <style:background-image xlink:href="Pictures/10000000000000040000000488225A69.png" xlink:type="simple" xlink:actuate="onLoad" style:filter-name="PNG - Portable Network Graphic"/>
      </style:section-properties>
    </style:style>
    <style:style style:name="Sect4" style:family="section">
      <style:section-properties fo:background-color="transparent" fo:margin-left="0.55in" fo:margin-right="0in" anx:BungeniSectionType="Background" anx:__BungeniMetaEditable="false" style:editable="false">
        <style:columns fo:column-count="1" fo:column-gap="0in"/>
        <style:background-image xlink:href="Pictures/100000000000000400000004DE6A59C2.png" xlink:type="simple" xlink:actuate="onLoad" style:filter-name="PNG - Portable Network Graphic"/>
      </style:section-properties>
    </style:style>
    <style:style style:name="Sect5" style:family="section">
      <style:section-properties fo:background-color="transparent" fo:margin-left="0.55in" fo:margin-right="0in" anx:BungeniSectionType="Motivation" anx:__BungeniMetaEditable="false" style:editable="false">
        <style:columns fo:column-count="1" fo:column-gap="0in"/>
        <style:background-image xlink:href="Pictures/1000000000000004000000044D5A0D67.png" xlink:type="simple" xlink:actuate="onLoad" style:filter-name="PNG - Portable Network Graphic"/>
      </style:section-properties>
    </style:style>
    <style:style style:name="Sect6" style:family="section">
      <style:section-properties fo:background-color="transparent" fo:margin-left="0.65in" fo:margin-right="0in" anx:BungeniSectionType="Omissis" anx:__BungeniMetaEditable="false" style:editable="false">
        <style:columns fo:column-count="1" fo:column-gap="0in"/>
        <style:background-image xlink:href="Pictures/100000000000000400000004DE6A59C2.png" xlink:type="simple" xlink:actuate="onLoad" style:filter-name="PNG - Portable Network Graphic"/>
      </style:section-properties>
    </style:style>
    <style:style style:name="Sect7" style:family="section">
      <style:section-properties fo:background-color="transparent" fo:margin-left="0.25in" fo:margin-right="0in" anx:BungeniSectionType="Conclusion" anx:__BungeniMetaEditable="false" style:editable="false">
        <style:columns fo:column-count="1" fo:column-gap="0in"/>
        <style:background-image xlink:href="Pictures/1000000000000004000000046C38CAE4.png" xlink:type="simple" xlink:actuate="onLoad" style:filter-name="PNG - Portable Network Graphic"/>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judgement">
        <text:p text:style-name="Standard"/>
        <text:p text:style-name="Standard"/>
        <text:section text:style-name="Sect2" text:name="header">
          <text:p text:style-name="heading_5f_title">THE SUPREME COURT OF APPEAL REPUBLIC OF SOUTH AFRICA</text:p>
          <text:p text:style-name="Standard"/>
          <text:p text:style-name="Standard">Case number:<text:reference-mark-start text:name="mBungeniCaseNo:5414"/>653/07<text:reference-mark-end text:name="mBungeniCaseNo:5414"/>, Judgement No : <text:reference-mark-start text:name="mBungeniJudgementNo:532"/>98/2008<text:reference-mark-end text:name="mBungeniJudgementNo:532"/></text:p>
          <text:p text:style-name="Standard"/>
          <text:p text:style-name="heading_5f_judgementtitle">In the matter between</text:p>
          <text:p text:style-name="heading_5f_judgementtitle">FOURWAY HAULAGE SA (PTY) LTD - APPELLANT</text:p>
          <text:p text:style-name="heading_5f_judgementtitle">and</text:p>
          <text:p text:style-name="heading_5f_judgementtitle">SA NATIONAL ROADS AGENCY LTD - RESPONDENT</text:p>
          <text:p text:style-name="heading_5f_judgementtitle"/>
          <text:p text:style-name="Standard">Neutral citation:</text:p>
          <text:p text:style-name="Standard"><text:reference-mark-start text:name="BungeniPartyName:kepartyagency4way;ke.party.agency.4way(FOURWAY HAULAGE SA (PTY) LTD) ;#1"/>Fourway Haulage<text:reference-mark-end text:name="BungeniPartyName:kepartyagency4way;ke.party.agency.4way(FOURWAY HAULAGE SA (PTY) LTD) ;#1"/> v <text:reference-mark-start text:name="BungeniPartyName:kepartyagencysaroads;ke.party.agency.saroads(SA NATIONAL ROADS AGENCY LTD) ;#1"/>SA National Roads Agency<text:reference-mark-end text:name="BungeniPartyName:kepartyagencysaroads;ke.party.agency.saroads(SA NATIONAL ROADS AGENCY LTD) ;#1"/> (653/07)</text:p>
          <text:p text:style-name="Standard"><text:reference-mark-start text:name="mNeutralCitation:916"/>[2008] ZASCA 134<text:reference-mark-end text:name="mNeutralCitation:916"/></text:p>
          <text:p text:style-name="Standard">(<text:reference-mark-start text:name="mBungeniJudgementDate:5272"/>26 November 2008<text:reference-mark-end text:name="mBungeniJudgementDate:5272"/>)</text:p>
          <text:p text:style-name="Standard"/>
          <text:p text:style-name="Standard">CORAM:<text:reference-mark-start text:name="BungeniJudgeName:kenpersonBasiyaKhalwale19800412;Khalwale Basiya ;#1"/>SCOTT<text:reference-mark-end text:name="BungeniJudgeName:kenpersonBasiyaKhalwale19800412;Khalwale Basiya ;#1"/>,<text:reference-mark-start text:name="BungeniJudgeName:kenpersonJosaphKhamisi19800414;Khamisi Josaph ;#1"/>FARLAM<text:reference-mark-end text:name="BungeniJudgeName:kenpersonJosaphKhamisi19800414;Khamisi Josaph ;#1"/>,<text:reference-mark-start text:name="BungeniJudgeName:kenpersonLyolaKhamasi19800413;Khamasi Lyola ;#1"/>BRAND<text:reference-mark-end text:name="BungeniJudgeName:kenpersonLyolaKhamasi19800413;Khamasi Lyola ;#1"/>,<text:reference-mark-start text:name="BungeniJudgeName:kenpersonNohanaKhalif19441010;Khalif Nohana ;#1"/>LEWIS<text:reference-mark-end text:name="BungeniJudgeName:kenpersonNohanaKhalif19441010;Khalif Nohana ;#1"/></text:p>
          <text:p text:style-name="Standard"/>
          <text:p text:style-name="Standard">HEARD:<text:reference-mark-start text:name="BungeniWorkflowEvent:HearingDate:2008-11-05:Hearing ;#1"/> 5 November 2008<text:reference-mark-end text:name="BungeniWorkflowEvent:HearingDate:2008-11-05:Hearing ;#1"/></text:p>
          <text:p text:style-name="Standard"/>
          <text:p text:style-name="Standard">DELIVERED:26 November 2008</text:p>
        </text:section>
        <text:p text:style-name="Standard"/>
        <text:section text:style-name="Sect3" text:name="intro">
          <text:p text:style-name="heading_5f_introduction">CORRECTED:</text:p>
          <text:p text:style-name="Standard"/>
          <text:p text:style-name="subheading_5f_introduction">SUMMARY: Delict–pure economic loss–meaning of–policy considerations relevant in determining wrongfulness–remoteness of damage–application of flexible test</text:p>
          <text:p text:style-name="Standard"/>
          <text:p text:style-name="Standard">ORDER: On appeal from: High Court, Pretoria (Rabie J sitting as court of first instance)</text:p>
          <text:p text:style-name="Standard">The appeal is dismissed with costs</text:p>
          <text:p text:style-name="Standard"/>
          <text:p text:style-name="Standard">JUDGMENT: BRAND <text:s/>(Scott,Farlam,Lewis, Jafta concurring)</text:p>
        </text:section>
        <text:section text:style-name="Sect4" text:name="bg">
          <text:p text:style-name="Standard"/>
          <text:p text:style-name="heading_5f_background"><text:soft-page-break/><text:s text:c="3"/><text:reference-mark-start text:name="numRef:1"/>[1]<text:reference-mark-end text:name="numRef:1"/> <text:s/>The appellant ('Fourway') is a long distance haulier. The respondent ('the Agency') owes its existence to the South African National Roads Agency Limited and National Roads Act 7 of 1998 ('the Act'). The dispute between them originates from an accident which occurred in the early evening of 26 September 2003 on the N1 national road between Polokwane and Mokopane in the Limpopo province. The two vehicles involved were an articulated truck and a light delivery van. The articulated truck was driven at the time by an employee of Fourway who was acting in the course and scope of his employment.</text:p>
          <text:p text:style-name="heading_5f_background"><text:s text:c="2"/></text:p>
          <text:p text:style-name="heading_5f_background"><text:reference-mark-start text:name="numRef:2"/>[2]<text:reference-mark-end text:name="numRef:2"/> <text:s/>The articulated truck was on its way from an asbestos mine in Zimbabwe to Durban harbour carrying about 34 tonnes of chrysolite asbestos, destined for export. As a result of the collision, the truck overturned and spilled its cargo onto practically the entire surface of a portion of the national road and its surroundings. Because of the hazardous nature of asbestos powder, the spillage required an extensive cleaning-up and decontamination operation.</text:p>
          <text:p text:style-name="heading_5f_background"><text:s/></text:p>
        </text:section>
        <text:section text:style-name="Sect5" text:name="motive">
          <text:p text:style-name="heading_5f_motivation"><text:soft-page-break/><text:reference-mark-start text:name="numRef:3"/>[3] <text:reference-mark-end text:name="numRef:3"/><text:s/>To facilitate the cleaning-up and decontamination process, the traffic authorities closed the section of the national road involved and diverted the traffic in both directions onto an alternative road. This lasted for about 24 hours. The section of the national road which was closed forms part of a toll road. The alternative route was not subject to toll. As a result of the closure, two toll plazas – as defined in the Act – could not collect toll fees. Based on these facts, the agency as the entity authorised by s 27 of the Act to levy and collect toll fees on toll roads, instituted an action in delict against Fourway for the damages it allegedly suffered in the form of loss of toll revenue in an amount of R105 996.67.</text:p>
          <text:p text:style-name="heading_5f_motivation"/>
          <text:p text:style-name="heading_5f_motivation"><text:reference-mark-start text:name="numRef:4"/><text:s text:c="2"/>[4] <text:reference-mark-end text:name="numRef:4"/><text:s/>At the commencement of the trial, the parties asked the court a quo (Rabie J) to order a separation of issues. In terms of the separation order, the issues relating to the liability of Fourway were to be decided first, while the quantum of the Agency's alleged damages stood over for later determination. The preliminary issues were decided in favour of the agency. Hence the court declared Fourway liable for such damages as the Agency may prove in respect of the lost revenue it would have collected at the two toll plazas involved, but for the closure of the road. It also ordered Fourway to pay the costs of the preliminary proceedings. Fourway's appeal against that judgment is with the leave of the court a quo.</text:p>
          <text:p text:style-name="heading_5f_motivation"><text:s text:c="3"/></text:p>
          <text:p text:style-name="heading_5f_motivation"><text:soft-page-break/><text:reference-mark-start text:name="numRef:5"/>[5]<text:reference-mark-end text:name="numRef:5"/> <text:s/>Part of the controversy on appeal was brought about by a shift in the focus of the defence advanced by Fourway and the resulting mutation of the issues involved. A convenient starting point for an account of the mutation is the opening address by counsel for the Agency, as plaintiff, at the beginning of the trial. With reference to the pleadings, counsel at that stage defined the issues between the parties as follows:<text:line-break/>(a) <text:s/>Whether or not the respondent had the necessary authority to collect toll fees on that portion of the toll road which was closed as a result of the collision. <text:s text:c="9"/><text:line-break/>(b) <text:s/>Whether the collision occurred as a result of the negligence of the driver employed by Fourway. <text:s text:c="9"/><text:line-break/>(c) <text:s/>Whether the occurrence of the collision necessitated the decontamination operation and the closure of the road. <text:line-break/></text:p>
          <text:p text:style-name="heading_5f_motivation"><text:reference-mark-start text:name="numRef:6"/>[6] <text:reference-mark-end text:name="numRef:6"/><text:s/>Counsel for Fourway did not react to this definition of the issues. During the trial, Fourway formally conceded the issue referred to in(a)and the evidence led by the parties therefore dealt exclusively with the issues in(b)and(c). But in argument at the end of the trial, Fourway's counsel, for the first time, raised two further contentions. First he submitted that the Agency's claim was for the recovery of pure economic loss which required the existence of a legal duty on the part of Fourway and that the Agency had failed to plead or establish the existence of such a legal duty. Secondly he submitted that the Agency had failed to establish the requirement of legal causation with reference to the loss which formed the basis of its claim.</text:p>
          <text:p text:style-name="heading_5f_motivation"><text:s text:c="3"/></text:p>
          <text:p text:style-name="heading_5f_motivation"><text:reference-mark-start text:name="numRef:7"/>[7] <text:s/><text:reference-mark-end text:name="numRef:7"/>As we know from the result, the court a quo dismissed all defences relied on by Fourway, including those originally raised under what I categorised as(b)and(c), as well as the two new ones advanced for the first time in argument at the end of the trial. As to(b)and(c)the court found on the evidence presented that the negligence of Fourway's employee was the cause of the collision which necessitated both the decontamination process and the closure of the road. With regard to the defence based on the concept of pure economic loss, the court essentially held that the damage suffered by the agency did not amount to pure economic loss and that the question regarding the existence of a legal duty therefore did not arise. Finally the court held that the damages claimed could not be classified as too remote and that the requirement of legal causation had thus been satisfied.</text:p>
          <text:section text:style-name="Sect6" text:name="omissis1">
            <text:p text:style-name="Standard">(...)</text:p>
          </text:section>
          <text:p text:style-name="Standard"/>
          <text:p text:style-name="heading_5f_motivation"><text:soft-page-break/><text:reference-mark-start text:name="numRef:8"/>[8]<text:reference-mark-end text:name="numRef:8"/> For these reasons the appeal is dismissed with costs, including the costs of two counsel.</text:p>
        </text:section>
        <text:p text:style-name="heading_5f_motivation"/>
        <text:section text:style-name="Sect7" text:name="concl1">
          <text:p text:style-name="Standard">F D J BRAND</text:p>
          <text:p text:style-name="Standard">JUDGE OF APPEAL</text:p>
          <text:p text:style-name="Standard"/>
          <text:p text:style-name="Standard">APPEARANCES:</text:p>
          <text:p text:style-name="Standard">FOR APPELLANT: J H DREYER SC</text:p>
          <text:p text:style-name="Standard">J A DU PLESSIS</text:p>
          <text:p text:style-name="Standard">INSTRUCTED BY: MACGREGOR STANFORD KRUGER INC, PRETORIACORRESPONDENTS: E G COOPER ATTORNEYS, BLOEMFONTEIN</text:p>
          <text:p text:style-name="Standard">FOR RESPONDENT: A C FERREIRA SC</text:p>
          <text:p text:style-name="Standard">I ELLIS</text:p>
          <text:p text:style-name="Standard">INSTRUCTED BY: FRIEDLAND HART INC, PRETORIA</text:p>
          <text:p text:style-name="Standard">CORRESPONDENTS: ISRAEL SACKSTEIN MATSEPES INC, BLOEMFONTEIN</text:p>
          <text:p text:style-name="Standard"/>
        </text:section>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xmlns:anx="http://anx.akomantoso.org/1.0">
  <office:font-face-decls>
    <style:font-face style:name="StarSymbol" svg:font-family="StarSymbol"/>
    <style:font-face style:name="Tahoma1" svg:font-family="Tahoma"/>
    <style:font-face style:name="Times new roman" svg:font-family="'Times new roman'" style:font-adornments="Bold" style:font-family-generic="roman"/>
    <style:font-face style:name="Times new roman1" svg:font-family="'Times new roman'" style:font-adornments="Italic" style:font-family-generic="roman"/>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fill-image draw:name="_31_pfajyr92fo9b" draw:display-name="1pfajyr92fo9b" xlink:href="Pictures/100000000000000400000004DE6A59C2.png" xlink:type="simple" xlink:show="embed" xlink:actuate="onLoad"/>
    <draw:fill-image draw:name="_33_f9hg21aax6h" draw:display-name="3f9hg21aax6h" xlink:href="Pictures/10000000000000040000000488225A69.png" xlink:type="simple" xlink:show="embed" xlink:actuate="onLoad"/>
    <draw:fill-image draw:name="_39_f4alywv1yhw" draw:display-name="9f4alywv1yhw" xlink:href="Pictures/100000000000000400000004DE6A59C2.png" xlink:type="simple" xlink:show="embed" xlink:actuate="onLoad"/>
    <draw:fill-image draw:name="jk02ucu5yxt7" xlink:href="Pictures/1000000000000004000000047C5CA535.png" xlink:type="simple" xlink:show="embed" xlink:actuate="onLoad"/>
    <draw:fill-image draw:name="uzvekft1fc1c" xlink:href="Pictures/1000000000000004000000046C38CAE4.png" xlink:type="simple" xlink:show="embed" xlink:actuate="onLoad"/>
    <draw:fill-image draw:name="zsk30k2buduf" xlink:href="Pictures/1000000000000004000000044D5A0D67.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Drawing" style:family="paragraph" style:parent-style-name="Caption" style:class="extra"/>
    <style:style style:name="heading_5f_background" style:display-name="heading_background" style:family="paragraph" style:parent-style-name="Heading" style:class="text">
      <style:text-properties style:font-name="Times new roman" fo:font-weight="bold"/>
    </style:style>
    <style:style style:name="subheading_5f_background" style:display-name="subheading_background" style:family="paragraph" style:parent-style-name="Heading_20_2" style:class="text">
      <style:text-properties style:font-name="Times new roman" fo:font-size="13pt" fo:font-style="normal" style:font-weight-asian="normal" style:font-weight-complex="normal"/>
    </style:style>
    <style:style style:name="subtitle_5f_motivation" style:display-name="subtitle_motivation" style:family="paragraph" style:parent-style-name="Heading_20_3" style:class="text">
      <style:text-properties style:font-name="Times new roman1" fo:font-size="12pt" fo:font-style="italic" fo:font-weight="normal"/>
    </style:style>
    <style:style style:name="heading_5f_motivation" style:display-name="heading_motivation" style:family="paragraph" style:parent-style-name="heading_5f_background"/>
    <style:style style:name="subheading_5f_introduction" style:display-name="subheading_introduction" style:family="paragraph" style:parent-style-name="subheading_5f_background"/>
    <style:style style:name="heading_5f_introduction" style:display-name="heading_introduction" style:family="paragraph" style:parent-style-name="heading_5f_motivation"/>
    <style:style style:name="heading_5f_decision" style:display-name="heading_decision" style:family="paragraph" style:parent-style-name="heading_5f_background"/>
    <style:style style:name="subheading_5f_decision" style:display-name="subheading_decision" style:family="paragraph" style:parent-style-name="subheading_5f_background"/>
    <style:style style:name="heading_5f_title" style:display-name="heading_title" style:family="paragraph" style:parent-style-name="heading_5f_background"/>
    <style:style style:name="heading_5f_judgementtitle" style:display-name="heading_judgementtitle" style:family="paragraph" style:parent-style-name="heading_5f_title">
      <style:text-properties fo:font-style="italic" fo:font-weight="norma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text:start-value="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25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creation-date>2010-05-19T12:17:47</meta:creation-date>
    <meta:editing-cycles>3</meta:editing-cycles>
    <meta:editing-duration>PT00H06M51S</meta:editing-duration>
    <meta:initial-creator>Ashok Hariharan</meta:initial-creator>
    <dc:date>2010-05-19T12:24:37</dc:date>
    <dc:creator>Ashok Hariharan</dc:creator>
    <meta:document-statistic meta:table-count="0" meta:image-count="0" meta:object-count="0" meta:page-count="5" meta:paragraph-count="41" meta:word-count="1016" meta:character-count="6136"/>
    <meta:user-defined meta:name="BungeniCaseNo">33/54</meta:user-defined>
    <meta:user-defined meta:name="BungeniCountryCode">ke</meta:user-defined>
    <meta:user-defined meta:name="BungeniDocAuthor"/>
    <meta:user-defined meta:name="BungeniDocPart">main</meta:user-defined>
    <meta:user-defined meta:name="BungeniDocType">judgement</meta:user-defined>
    <meta:user-defined meta:name="BungeniExpAuthor">user.Ashok</meta:user-defined>
    <meta:user-defined meta:name="BungeniExpAuthorURI">user.Ashok</meta:user-defined>
    <meta:user-defined meta:name="BungeniExpDate">2010-05-19</meta:user-defined>
    <meta:user-defined meta:name="BungeniExpDateName">expDate</meta:user-defined>
    <meta:user-defined meta:name="BungeniExpURI">/ke/judgement/2010-5-22/eng</meta:user-defined>
    <meta:user-defined meta:name="BungeniJudgeName:ken.person.Basiya.Khalwale.1980-04-12">kenpersonBasiyaKhalwale19800412~Basiya~Khalwale~ken.person.Basiya.Khalwale.1980-04-12</meta:user-defined>
    <meta:user-defined meta:name="BungeniJudgeName:ken.person.Josaph.Khamisi.1980-04-14">kenpersonJosaphKhamisi19800414~Josaph~Khamisi~ken.person.Josaph.Khamisi.1980-04-14</meta:user-defined>
    <meta:user-defined meta:name="BungeniJudgeName:ken.person.Lyola.Khamasi.1980-04-13">kenpersonLyolaKhamasi19800413~Lyola~Khamasi~ken.person.Lyola.Khamasi.1980-04-13</meta:user-defined>
    <meta:user-defined meta:name="BungeniJudgeName:ken.person.Nohana.Khalif.1944-10-10">kenpersonNohanaKhalif19441010~Nohana~Khalif~ken.person.Nohana.Khalif.1944-10-10</meta:user-defined>
    <meta:user-defined meta:name="BungeniJudgementDate">2008-11-26</meta:user-defined>
    <meta:user-defined meta:name="BungeniJudgementNo">653/07</meta:user-defined>
    <meta:user-defined meta:name="BungeniLanguageCode">eng</meta:user-defined>
    <meta:user-defined meta:name="BungeniManAuthor">user.Ashok</meta:user-defined>
    <meta:user-defined meta:name="BungeniManAuthorURI">user.Ashok</meta:user-defined>
    <meta:user-defined meta:name="BungeniManDate">2010-05-19</meta:user-defined>
    <meta:user-defined meta:name="BungeniManDateName">manDate</meta:user-defined>
    <meta:user-defined meta:name="BungeniManURI">/ke/judgement/2010-5-22/eng.xml</meta:user-defined>
    <meta:user-defined meta:name="BungeniOfficialDate">2010-05-22</meta:user-defined>
    <meta:user-defined meta:name="BungeniOfficialTime">12:17</meta:user-defined>
    <meta:user-defined meta:name="BungeniParliamentID"/>
    <meta:user-defined meta:name="BungeniPartyName:kepartyagency4way">kepartyagency4way~ke.party.agency.4way~FOURWAY HAULAGE SA (PTY) LTD~appelant</meta:user-defined>
    <meta:user-defined meta:name="BungeniPartyName:kepartyagencysaroads">kepartyagencysaroads~ke.party.agency.saroads~SA NATIONAL ROADS AGENCY LTD~respondent</meta:user-defined>
    <meta:user-defined meta:name="BungeniPublicationDate">2010-05-25</meta:user-defined>
    <meta:user-defined meta:name="BungeniPublicationName">judgement</meta:user-defined>
    <meta:user-defined meta:name="BungeniPublicationNameFull"/>
    <meta:user-defined meta:name="BungeniWorkAuthor">user.Ashok</meta:user-defined>
    <meta:user-defined meta:name="BungeniWorkAuthorURI">user.Ashok</meta:user-defined>
    <meta:user-defined meta:name="BungeniWorkDate">2010-05-22</meta:user-defined>
    <meta:user-defined meta:name="BungeniWorkDateName">workDate</meta:user-defined>
    <meta:user-defined meta:name="BungeniWorkURI">/ke/judgement/2010-5-22</meta:user-defined>
    <meta:user-defined meta:name="BungeniWorkflowEvent:HearingDate:2008-11-05:Hearing">HearingDate~Hearing~2008-11-05</meta:user-defined>
    <meta:user-defined meta:name="Info 1"/>
    <meta:user-defined meta:name="Info 2"/>
    <meta:user-defined meta:name="Info 3"/>
    <meta:user-defined meta:name="Info 4"/>
    <meta:user-defined meta:name="__BungeniDocMeta">true</meta:user-defined>
    <meta:user-defined meta:name="bungeniEditorNotes">&amp;lt;notes&amp;gt;&amp;lt;/notes&amp;gt;</meta:user-defined>
  </office:meta>
</office:document-meta>
</file>